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.8in" fo:margin-right="0in" style:line-height-at-least="0.25in" fo:text-indent="0in" style:auto-text-indent="false" fo:background-color="#ffffff"/>
    </style:style>
    <style:style style:name="P2" style:family="paragraph" style:parent-style-name="Heading_20_3">
      <loext:graphic-properties draw:fill="solid" draw:fill-color="#ffffff"/>
      <style:paragraph-properties fo:margin-top="0in" fo:margin-bottom="0in" loext:contextual-spacing="false" fo:background-color="#ffffff"/>
      <style:text-properties fo:color="#000000" style:font-name="Georgia" fo:font-size="10pt" style:font-size-asian="10pt" style:font-weight-complex="bold"/>
    </style:style>
    <style:style style:name="P3" style:family="paragraph" style:parent-style-name="Heading_20_3">
      <loext:graphic-properties draw:fill="solid" draw:fill-color="#ffffff"/>
      <style:paragraph-properties fo:margin-top="0in" fo:margin-bottom="0in" loext:contextual-spacing="false" fo:background-color="#ffffff"/>
      <style:text-properties fo:color="#000000" style:font-name="Georgia" fo:font-size="10pt" fo:font-weight="normal" style:font-size-asian="10pt" style:font-weight-asian="normal" style:font-weight-complex="bold"/>
    </style:style>
    <style:style style:name="P4" style:family="paragraph" style:parent-style-name="Heading_20_3">
      <loext:graphic-properties draw:fill="solid" draw:fill-color="#ffffff"/>
      <style:paragraph-properties fo:margin-top="0.0016in" fo:margin-bottom="0.0016in" loext:contextual-spacing="false" fo:background-color="#ffffff"/>
    </style:style>
    <style:style style:name="P5" style:family="paragraph" style:parent-style-name="Heading_20_3">
      <loext:graphic-properties draw:fill="solid" draw:fill-color="#ffffff"/>
      <style:paragraph-properties fo:margin-top="0.0016in" fo:margin-bottom="0.0016in" loext:contextual-spacing="false" fo:background-color="#ffffff"/>
      <style:text-properties fo:color="#000000" style:font-name="Georgia" fo:font-size="10pt" fo:font-weight="normal" style:font-size-asian="10pt" style:font-weight-asian="normal" style:font-weight-complex="bold"/>
    </style:style>
    <style:style style:name="P6" style:family="paragraph" style:parent-style-name="Heading_20_3">
      <loext:graphic-properties draw:fill="solid" draw:fill-color="#ffffff"/>
      <style:paragraph-properties fo:margin-top="0.0016in" fo:margin-bottom="0.0016in" loext:contextual-spacing="false" fo:background-color="#ffffff"/>
      <style:text-properties fo:color="#000000" style:font-name="Georgia" fo:font-size="10pt" fo:font-weight="normal" officeooo:rsid="00135db9" officeooo:paragraph-rsid="00135db9" style:font-size-asian="10pt" style:font-weight-asian="normal" style:font-weight-complex="bold"/>
    </style:style>
    <style:style style:name="P7" style:family="paragraph" style:parent-style-name="Heading_20_3">
      <loext:graphic-properties draw:fill="solid" draw:fill-color="#ffffff"/>
      <style:paragraph-properties fo:margin-left="1in" fo:margin-right="0in" fo:margin-top="0.0016in" fo:margin-bottom="0.0016in" loext:contextual-spacing="false" fo:text-indent="0.5in" style:auto-text-indent="false" fo:background-color="#ffffff"/>
      <style:text-properties fo:color="#000000" style:font-name="Georgia" fo:font-size="10pt" fo:font-weight="normal" style:font-size-asian="10pt" style:font-weight-asian="normal" style:font-weight-complex="bold"/>
    </style:style>
    <style:style style:name="P8" style:family="paragraph" style:parent-style-name="Standard" style:list-style-name="WWNum1">
      <loext:graphic-properties draw:fill="solid" draw:fill-color="#ffffff"/>
      <style:paragraph-properties fo:margin-left="0.8in" fo:margin-right="0in" style:line-height-at-least="0.25in" fo:text-indent="-0.25in" style:auto-text-indent="false" fo:background-color="#ffffff"/>
      <style:text-properties fo:color="#000000" style:font-name="Arial" fo:font-size="8.5pt" style:font-size-asian="8.5pt" style:font-size-complex="8.5pt"/>
    </style:style>
    <style:style style:name="P9" style:family="paragraph" style:parent-style-name="Heading_20_3" style:master-page-name="Standard">
      <loext:graphic-properties draw:fill="solid" draw:fill-color="#ffffff"/>
      <style:paragraph-properties fo:margin-top="0in" fo:margin-bottom="0in" loext:contextual-spacing="false" style:page-number="auto" fo:background-color="#ffffff"/>
    </style:style>
    <style:style style:name="P10" style:family="paragraph" style:parent-style-name="Heading_20_3">
      <loext:graphic-properties draw:fill="solid" draw:fill-color="#ffffff"/>
      <style:paragraph-properties fo:margin-top="0in" fo:margin-bottom="0in" loext:contextual-spacing="false" fo:background-color="#ffffff"/>
      <style:text-properties fo:color="#000000" style:font-name="Georgia" fo:font-size="10pt" fo:font-weight="normal" style:font-size-asian="10pt" style:font-weight-asian="normal" style:font-weight-complex="bold"/>
    </style:style>
    <style:style style:name="P11" style:family="paragraph" style:parent-style-name="Heading_20_3">
      <loext:graphic-properties draw:fill="solid" draw:fill-color="#ffffff"/>
      <style:paragraph-properties fo:margin-top="0in" fo:margin-bottom="0in" loext:contextual-spacing="false" fo:background-color="#ffffff"/>
      <style:text-properties fo:color="#000000" style:font-name="Georgia" fo:font-size="10pt" style:font-size-asian="10pt" style:font-weight-complex="bold"/>
    </style:style>
    <style:style style:name="P12" style:family="paragraph" style:parent-style-name="Heading_20_3">
      <loext:graphic-properties draw:fill="solid" draw:fill-color="#ffffff"/>
      <style:paragraph-properties fo:margin-top="0.0016in" fo:margin-bottom="0.0016in" loext:contextual-spacing="false" fo:background-color="#ffffff"/>
      <style:text-properties fo:color="#000000" style:font-name="Georgia" fo:font-size="10pt" fo:font-weight="normal" style:font-size-asian="10pt" style:font-weight-asian="normal" style:font-weight-complex="bold"/>
    </style:style>
    <style:style style:name="P13" style:family="paragraph" style:parent-style-name="Heading_20_3">
      <loext:graphic-properties draw:fill="solid" draw:fill-color="#ffffff"/>
      <style:paragraph-properties fo:margin-left="1.5in" fo:margin-right="0in" fo:margin-top="0.0016in" fo:margin-bottom="0.0016in" loext:contextual-spacing="false" fo:text-indent="0in" style:auto-text-indent="false" fo:background-color="#ffffff"/>
      <style:text-properties fo:color="#000000" style:font-name="Georgia" fo:font-size="10pt" fo:font-weight="normal" style:font-size-asian="10pt" style:font-weight-asian="normal" style:font-weight-complex="bold"/>
    </style:style>
    <style:style style:name="P14" style:family="paragraph" style:parent-style-name="Heading_20_3">
      <loext:graphic-properties draw:fill="solid" draw:fill-color="#ffffff"/>
      <style:paragraph-properties fo:margin-left="1in" fo:margin-right="0in" fo:margin-top="0.0016in" fo:margin-bottom="0.0016in" loext:contextual-spacing="false" fo:text-indent="0in" style:auto-text-indent="false" fo:background-color="#ffffff"/>
      <style:text-properties fo:color="#000000" style:font-name="Georgia" fo:font-size="10pt" fo:font-weight="normal" style:font-size-asian="10pt" style:font-weight-asian="normal" style:font-weight-complex="bold"/>
    </style:style>
    <style:style style:name="P15" style:family="paragraph" style:parent-style-name="Heading_20_3">
      <loext:graphic-properties draw:fill="solid" draw:fill-color="#ffffff"/>
      <style:paragraph-properties fo:margin-left="1in" fo:margin-right="0in" fo:margin-top="0.0016in" fo:margin-bottom="0.0016in" loext:contextual-spacing="false" fo:text-indent="0.5in" style:auto-text-indent="false" fo:background-color="#ffffff"/>
      <style:text-properties fo:color="#000000" style:font-name="Georgia" fo:font-size="10pt" fo:font-weight="normal" style:font-size-asian="10pt" style:font-weight-asian="normal" style:font-weight-complex="bold"/>
    </style:style>
    <style:style style:name="P16" style:family="paragraph" style:parent-style-name="Heading_20_3">
      <loext:graphic-properties draw:fill="solid" draw:fill-color="#ffffff"/>
      <style:paragraph-properties fo:margin-left="1.5in" fo:margin-right="0in" fo:margin-top="0.0016in" fo:margin-bottom="0.0016in" loext:contextual-spacing="false" fo:text-indent="-1.5in" style:auto-text-indent="false" fo:background-color="#ffffff"/>
      <style:text-properties fo:color="#000000" style:font-name="Georgia" fo:font-size="10pt" fo:font-weight="normal" style:font-size-asian="10pt" style:font-weight-asian="normal" style:font-weight-complex="bold"/>
    </style:style>
    <style:style style:name="T1" style:family="text">
      <style:text-properties fo:color="#000000" style:font-name="Georgia" fo:font-size="10pt" style:font-size-asian="10pt" style:font-weight-complex="bold"/>
    </style:style>
    <style:style style:name="T2" style:family="text">
      <style:text-properties fo:color="#000000" style:font-name="Georgia" fo:font-size="10pt" fo:font-weight="normal" style:font-size-asian="10pt" style:font-weight-asian="normal" style:font-weight-complex="bold"/>
    </style:style>
    <style:style style:name="T3" style:family="text">
      <style:text-properties fo:color="#000000" style:text-position="super 58%" style:font-name="Georgia" fo:font-size="10pt" style:font-size-asian="10pt" style:font-weight-complex="bold"/>
    </style:style>
    <style:style style:name="T4" style:family="text">
      <style:text-properties style:font-name="Georgia" fo:font-size="10pt" fo:font-weight="normal" style:font-size-asian="10pt" style:font-weight-asian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<text:span text:style-name="T1">Lab #1: Due Sunday Jan 31</text:span><text:bookmark text:name="_GoBack"/><text:span text:style-name="T3">th</text:span><text:span text:style-name="T1"> by midnight EST </text:span></text:h>
      <text:h text:style-name="P2" text:outline-level="3"/>
      <text:h text:style-name="P3" text:outline-level="3">In this homework we will look at the LCM operating system, do an example with it (in class) and then follow that up by using LCM to interact with a GPS puck and log it for further analysis</text:h>
      <text:h text:style-name="P3" text:outline-level="3"/>
      <text:h text:style-name="P3" text:outline-level="3">LCM Tutorial</text:h>
      <text:h text:style-name="P3" text:outline-level="3"/>
      <text:h text:style-name="P5" text:outline-level="3"># first things first - check which version of python you are running</text:h>
      <text:h text:style-name="P5" text:outline-level="3"># I am running python 2.7.6 version 3.x is not good!!!!</text:h>
      <text:h text:style-name="P5" text:outline-level="3"/>
      <text:h text:style-name="P5" text:outline-level="3">download lcm-1.2.1 <text:s text:c="3"/><text:tab/># This is not the most recent version but it is what we will use</text:h>
      <text:h text:style-name="P13" text:outline-level="3"># We assume that you have set up in a lcm-1.2.1 directory right off your </text:h>
      <text:h text:style-name="P13" text:outline-level="3"># home directory</text:h>
      <text:h text:style-name="P5" text:outline-level="3">cd ~/lcm-1.2.1<text:tab/> <text:s text:c="5"/><text:tab/># Goto the directory</text:h>
      <text:h text:style-name="P5" text:outline-level="3">sudo ./configure <text:s text:c="5"/><text:tab/># note we will use sudo so that executables are installed properly</text:h>
      <text:h text:style-name="P5" text:outline-level="3">sudo make</text:h>
      <text:h text:style-name="P5" text:outline-level="3">sudo make install</text:h>
      <text:h text:style-name="P5" text:outline-level="3">sudo ldconfig</text:h>
      <text:h text:style-name="P5" text:outline-level="3"/>
      <text:h text:style-name="P5" text:outline-level="3">cd test/python<text:tab/> <text:s text:c="5"/><text:tab/># Now you can do some simple tests to see that the install is fine</text:h>
      <text:h text:style-name="P5" text:outline-level="3">make </text:h>
      <text:h text:style-name="P5" text:outline-level="3">./lcm_file_test.py <text:s text:c="2"/><text:tab/># if this works you can try some others</text:h>
      <text:h text:style-name="P5" text:outline-level="3"/>
      <text:h text:style-name="P5" text:outline-level="3">cd ~/lcm-1.2.1 <text:s text:c="6"/><text:tab/># back to the top level of the install directory</text:h>
      <text:h text:style-name="P5" text:outline-level="3"/>
      <text:h text:style-name="P5" text:outline-level="3">cd examples/python <text:s text:c="2"/><text:tab/># cd to the python examples</text:h>
      <text:h text:style-name="P5" text:outline-level="3">more ../types/example_t.lcm <text:s/><text:tab/># check out how to set up struct for device driver</text:h>
      <text:h text:style-name="P5" text:outline-level="3"/>
      <text:h text:style-name="P5" text:outline-level="3">more gen-types.sh <text:s text:c="3"/><text:tab/># see how to run lcm-gen</text:h>
      <text:h text:style-name="P5" text:outline-level="3">./gen-types.sh <text:s text:c="6"/><text:tab/># now run lcm-gen </text:h>
      <text:h text:style-name="P5" text:outline-level="3">ls<text:tab/><text:tab/> <text:s text:c="4"/><text:tab/># you will see a new directory called exlcm</text:h>
      <text:h text:style-name="P5" text:outline-level="3">ls exlcm<text:tab/> <text:s text:c="4"/><text:tab/><text:tab/>#</text:h>
      <text:h text:style-name="P5" text:outline-level="3">more exlcm/example_t.py <text:s text:c="3"/># heed the warnings. do NOT modify by hand!</text:h>
      <text:h text:style-name="P5" text:outline-level="3"><text:s text:c="5"/><text:tab/><text:tab/> <text:s text:c="4"/></text:h>
      <text:h text:style-name="P5" text:outline-level="3">python listener.py &amp; <text:s text:c="2"/><text:tab/><text:tab/># now run listener.py program</text:h>
      <text:h text:style-name="P5" text:outline-level="3">python send-message.py &amp; <text:tab/># now run send message</text:h>
      <text:h text:style-name="P5" text:outline-level="3"><text:s text:c="7"/><text:tab/><text:tab/># you will see that the the message is received and echoed by the listener </text:h>
      <text:h text:style-name="P14" text:outline-level="3"># program. Now modify the send-message.py to a new file send-message-</text:h>
      <text:h text:style-name="P14" text:outline-level="3"># mod.py which</text:h>
      <text:h text:style-name="P5" text:outline-level="3"><text:tab/><text:tab/># sends a message every second</text:h>
      <text:h text:style-name="P5" text:outline-level="3"/>
      <text:h text:style-name="P5" text:outline-level="3"><text:tab/><text:tab/> <text:s text:c="6"/></text:h>
      <text:h text:style-name="P5" text:outline-level="3"><text:s/>cd ../lcm-spy/<text:tab/> <text:s text:c="6"/><text:tab/># now let us set up lcm-spy so that we can snoop on the example_t </text:h>
      <text:h text:style-name="P7" text:outline-level="3"># messages </text:h>
      <text:h text:style-name="P5" text:outline-level="3"><text:s/>more runspy.sh <text:s text:c="5"/><text:tab/># take a look at the runspy.sh file</text:h>
      <text:h text:style-name="P5" text:outline-level="3"><text:s/>./buildjar.sh<text:tab/> <text:s text:c="6"/><text:tab/># run buildjar which builds up the java library of the type defs</text:h>
      <text:h text:style-name="P5" text:outline-level="3"><text:soft-page-break/><text:s/>./runspy.sh<text:tab/><text:tab/># now running lcm-spy with the proper setup should allow you to look at </text:h>
      <text:h text:style-name="P7" text:outline-level="3"># and plot the messages in real-time.</text:h>
      <text:h text:style-name="P7" text:outline-level="3"># Now let us put this all together. First we can add a logger process.</text:h>
      <text:h text:style-name="P7" text:outline-level="3"/>
      <text:h text:style-name="P5" text:outline-level="3">#lcm-logger --auto-split-hours=0.5 -s ./data/lcm-log-%F-%T &amp;</text:h>
      <text:h text:style-name="P5" text:outline-level="3"/>
      <text:h text:style-name="P16" text:outline-level="3"><text:tab/># In this case we are logging to the filenames and directory specified and # then breaking the files every half hour to keep them at a manageable </text:h>
      <text:h text:style-name="P13" text:outline-level="3"># size. </text:h>
      <text:h text:style-name="P5" text:outline-level="3"/>
      <text:h text:style-name="P6" text:outline-level="3">­</text:h>
      <text:h text:style-name="P5" text:outline-level="3"># Lastly instead of running all these processes separately (and then having to kill them </text:h>
      <text:h text:style-name="P5" text:outline-level="3"># individually! when the program ends) lets set up a script to run everything in a neat way. Note </text:h>
      <text:h text:style-name="P5" text:outline-level="3"># the cute trick in terms of spawning processes in the background except for the last one and then # executing the kill on a control-C that kills all the processes :-). I am not going to explain this but </text:h>
      <text:h text:style-name="P5" text:outline-level="3"># will let you figure it out</text:h>
      <text:h text:style-name="P5" text:outline-level="3"/>
      <text:h text:style-name="P5" text:outline-level="3"># This file is used to set up and run the lcm software for our AUV </text:h>
      <text:h text:style-name="P5" text:outline-level="3">&gt;&gt;&gt;&gt;&gt;&gt;&gt;&gt;&gt;&gt;&gt;&gt;&gt;&gt;&gt;&gt;&gt;&gt;&gt;&gt;&gt;&gt;&gt;&gt;&gt;&gt;&gt;&gt;&gt;&gt;&gt;&gt;&gt;&gt;&gt;&gt;&gt;&gt;&gt;&gt;&gt;&gt;&gt;&gt;&gt;&gt;&gt;&gt;&gt;&gt;</text:h>
      <text:h text:style-name="P5" text:outline-level="3">#/usr/bin/env bash</text:h>
      <text:h text:style-name="P5" text:outline-level="3">#sudo chmod 666 /dev/ttyUSB0</text:h>
      <text:h text:style-name="P5" text:outline-level="3">export CLASSPATH=$PWD</text:h>
      <text:h text:style-name="P5" text:outline-level="3">#lcm-logger --auto-split-hours=0.5 -s ./data/lcm-log-%F-%T &amp;</text:h>
      <text:h text:style-name="P5" text:outline-level="3">lcm-logger -s ./log/lcm-log-%F-%T &amp;</text:h>
      <text:h text:style-name="P5" text:outline-level="3">lcm-spy &amp; </text:h>
      <text:h text:style-name="P5" text:outline-level="3"/>
      <text:h text:style-name="P5" text:outline-level="3">#./thruster_animatics_c5 /dev/ttyS11 THR_MAIN 32.5 &amp; <text:s text:c="2"/>#Thruster</text:h>
      <text:h text:style-name="P5" text:outline-level="3">#./fins_pololu /dev/ttyS10 &amp; <text:s text:c="2"/>#Fins</text:h>
      <text:h text:style-name="P5" text:outline-level="3">#./depth_paro /dev/ttyS1 &amp; <text:s text:c="3"/>#pressure sensor</text:h>
      <text:h text:style-name="P5" text:outline-level="3">#./umodem /dev/ttyS14 &amp;</text:h>
      <text:h text:style-name="P5" text:outline-level="3">./imu_xsens /dev/ttyUSB0</text:h>
      <text:h text:style-name="P5" text:outline-level="3">#./bmp /dev/ttyUSB0</text:h>
      <text:h text:style-name="P5" text:outline-level="3">#./ct_nbosi /dev/ttyS6 &amp;</text:h>
      <text:h text:style-name="P5" text:outline-level="3">#./dvl_rdi /dev/ttyS4 <text:s text:c="2"/>#DVL</text:h>
      <text:h text:style-name="P5" text:outline-level="3">#./state_estimator &amp;</text:h>
      <text:h text:style-name="P5" text:outline-level="3">#./autopilot</text:h>
      <text:h text:style-name="P5" text:outline-level="3">kill %1 %2 <text:s/># %3 <text:s/>%4 %5 %6 %7 %8 %9</text:h>
      <text:h text:style-name="P5" text:outline-level="3"/>
      <text:h text:style-name="P5" text:outline-level="3">&gt;&gt;&gt;&gt;&gt;&gt;&gt;&gt;&gt;&gt;&gt;&gt;&gt;&gt;&gt;&gt;&gt;&gt;&gt;&gt;&gt;&gt;&gt;&gt;&gt;&gt;&gt;&gt;&gt;&gt;&gt;&gt;&gt;&gt;&gt;&gt;&gt;&gt;&gt;&gt;&gt;&gt;&gt;&gt;&gt;&gt;&gt;&gt;&gt;</text:h>
      <text:h text:style-name="P5" text:outline-level="3"/>
      <text:h text:style-name="P5" text:outline-level="3"/>
      <text:h text:style-name="P5" text:outline-level="3"/>
      <text:h text:style-name="P5" text:outline-level="3"/>
      <text:h text:style-name="P5" text:outline-level="3"/>
      <text:h text:style-name="P5" text:outline-level="3"/>
      <text:h text:style-name="P5" text:outline-level="3">Note also that lcm documentation exists in the form of man pages which can be found at</text:h>
      <text:h text:style-name="P4" text:outline-level="3"><text:a xlink:type="simple" xlink:href="https://linux.die.net/" text:style-name="Internet_20_link" text:visited-style-name="Visited_20_Internet_20_Link"><text:span text:style-name="T4">https://linux.die.net/</text:span></text:a></text:h>
      <text:h text:style-name="P5" text:outline-level="3"/>
      <text:h text:style-name="P4" text:outline-level="3"><text:soft-page-break/><text:span text:style-name="T2">lcm-spy </text:span><text:a xlink:type="simple" xlink:href="https://linux.die.net/man/1/lcm-spy" text:style-name="Internet_20_link" text:visited-style-name="Visited_20_Internet_20_Link"><text:span text:style-name="Internet_20_link"><text:span text:style-name="T4">https://linux.die.net/man/1/lcm-spy</text:span></text:span></text:a></text:h>
      <text:h text:style-name="P4" text:outline-level="3"><text:span text:style-name="T2">lcm-gen </text:span><text:a xlink:type="simple" xlink:href="https://linux.die.net/man/1/lcm-gen" text:style-name="Internet_20_link" text:visited-style-name="Visited_20_Internet_20_Link"><text:span text:style-name="Internet_20_link"><text:span text:style-name="T4">https://linux.die.net/man/1/lcm-gen</text:span></text:span></text:a></text:h>
      <text:h text:style-name="P4" text:outline-level="3"><text:span text:style-name="T2">lcm-logger </text:span><text:a xlink:type="simple" xlink:href="https://linux.die.net/man/1/lcm-logger" text:style-name="Internet_20_link" text:visited-style-name="Visited_20_Internet_20_Link"><text:span text:style-name="Internet_20_link"><text:span text:style-name="T4">https://linux.die.net/man/1/lcm-logger</text:span></text:span></text:a></text:h>
      <text:h text:style-name="P4" text:outline-level="3"><text:span text:style-name="T2">lcm-logplayer </text:span><text:a xlink:type="simple" xlink:href="https://linux.die.net/man/1/lcm-logplayer" text:style-name="Internet_20_link" text:visited-style-name="Visited_20_Internet_20_Link"><text:span text:style-name="Internet_20_link"><text:span text:style-name="T4">https://linux.die.net/man/1/lcm-logplayer</text:span></text:span></text:a></text:h>
      <text:h text:style-name="P5" text:outline-level="3"/>
      <text:h text:style-name="P5" text:outline-level="3"/>
      <text:h text:style-name="P5" text:outline-level="3">Lab#1 To Do</text:h>
      <text:h text:style-name="P5" text:outline-level="3"/>
      <text:h text:style-name="P5" text:outline-level="3">1. Use the exercise above to build a device driver for a GPS receiver.We want to log all the $GGPGA messages and parse them out. <text:s text:c="2"/>Build a struct that includes</text:h>
      <text:h text:style-name="P5" text:outline-level="3">typedefs for time, lat, lon, and altitude. Test this with the real puck (outside!!). In addition to the device driver for the gps please also spawn off a logger process that logs files on an hourly basis. Also make sure that you can compile the gps struct so that lcm-spy can show you statistics about it in real time. </text:h>
      <text:h text:style-name="P5" text:outline-level="3"/>
      <text:h text:style-name="P5" text:outline-level="3">Note I have included in this homework an example of a device driver for a CT sensor that you can use as a template. </text:h>
      <text:h text:style-name="P5" text:outline-level="3"/>
      <text:h text:style-name="P5" text:outline-level="3">2. Expand your device driver to include utm_x, utm_y where these are calculated in-situ with the help of the utm package (you need to download, install and then figure out how to include and use it. </text:h>
      <text:h text:style-name="P5" text:outline-level="3"/>
      <text:h text:style-name="P5" text:outline-level="3">3. Now go outside and collect 10 minutes of data at one spot. Read this data into matlab </text:h>
      <text:h text:style-name="P5" text:outline-level="3">(with the lcm_read.m provided) and do a 2D plot of utm_x vs utm_y. What does this say about GPS navigation? Look at the error estimates. What can you say about the distribution of noise in the signal. </text:h>
      <text:h text:style-name="P5" text:outline-level="3"/>
      <text:h text:style-name="P5" text:outline-level="3">4. Now start logging again outside and walk in a straight line for about a minute. Plot the trajectory of the GPS hits.</text:h>
      <text:h text:style-name="P3" text:outline-level="3"/>
      <text:h text:style-name="P3" text:outline-level="3">5. In addition to checking in your code, write this lab up into 4-5 pdf slides which <text:s/>highlight your data and its analysis.</text:h>
      <text:h text:style-name="P2" text:outline-level="3"/>
      <text:h text:style-name="P2" text:outline-level="3">After you are done please</text:h>
      <text:list xml:id="list168112467462032060" text:style-name="WWNum1">
        <text:list-item>
          <text:list>
            <text:list-item>
              <text:list>
                <text:list-item>
                  <text:p text:style-name="P8">Initialize your project " as a git repository</text:p>
                </text:list-item>
                <text:list-item>
                  <text:p text:style-name="P8">Push the repo <text:s/>and the pdf files to the server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Cambria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Cambria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Cambria" fo:font-family="Cambria" style:font-family-generic="roman" style:font-pitch="variable" fo:font-size="12pt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016in" fo:margin-bottom="0.0016in" loext:contextual-spacing="false"/>
      <style:text-properties style:font-name="Times" fo:font-family="Times" style:font-family-generic="roman" style:font-pitch="variable" fo:font-size="13.5pt" fo:font-weight="bold" style:font-size-asian="13.5pt" style:font-weight-asian="bold" style:font-size-complex="10pt"/>
    </style:style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imes" fo:font-family="Times" style:font-family-generic="roman" style:font-pitch="variable" fo:font-size="13.5pt" fo:font-weight="bold" style:font-size-asian="13.5pt" style:font-weight-asian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style:font-name="Arial" fo:font-family="Arial" style:font-family-generic="roman" style:font-pitch="variable" fo:font-size="8.5pt" style:font-size-asian="8.5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="Arial" fo:font-family="Arial" style:font-family-generic="roman" style:font-pitch="variable" fo:font-size="8.5pt" style:font-size-asian="8.5pt"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6:06:00</meta:creation-date>
    <meta:initial-creator>AUV</meta:initial-creator>
    <dc:language>en-US</dc:language>
    <dc:date>2019-03-06T15:51:50.782926549</dc:date>
    <meta:editing-cycles>9</meta:editing-cycles>
    <meta:editing-duration>P2DT10H7M21S</meta:editing-duration>
    <meta:generator>LibreOffice/5.1.6.2$Linux_X86_64 LibreOffice_project/10m0$Build-2</meta:generator>
    <meta:document-statistic meta:table-count="0" meta:image-count="0" meta:object-count="0" meta:page-count="3" meta:paragraph-count="85" meta:word-count="866" meta:character-count="5108" meta:non-whitespace-character-count="4162"/>
    <meta:user-defined meta:name="AppVersion">15.0000</meta:user-defined>
    <meta:user-defined meta:name="Company">woods hole oceanographic institu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